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egoe Print" svg:font-family="'Segoe Print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128cm"/>
    </style:style>
    <style:style style:name="co3" style:family="table-column">
      <style:table-column-properties fo:break-before="auto" style:column-width="3.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791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88cm solid #000000"/>
    </style:style>
    <style:style style:name="ce2" style:family="table-cell" style:parent-style-name="Default">
      <style:table-cell-properties fo:border="0.088cm solid #000000"/>
      <style:text-properties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T1" style:family="text">
      <style:text-properties style:font-name-asian="Arial" style:font-name-complex="Arial" style:font-size-complex="5.69999980926514pt"/>
    </style:style>
    <style:style style:name="T2" style:family="text">
      <style:text-properties style:font-name="Segoe Print" fo:font-size="6pt" fo:font-weight="bold" style:font-name-asian="Segoe Print" style:font-size-asian="6pt" style:font-weight-asian="bold" style:font-name-complex="Segoe Print" style:font-size-complex="3.40000009536743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1"/>
        <table:table-row table:style-name="ro1">
          <table:table-cell office:value-type="string">
            <text:p>PLAYBOOK</text:p>
          </table:table-cell>
          <table:table-cell office:value-type="string">
            <text:p>Languages</text:p>
          </table:table-cell>
          <table:table-cell table:style-name="ce1" office:value-type="string">
            <text:p>Htmls</text:p>
          </table:table-cell>
          <table:table-cell office:value-type="string">
            <text:p>Assets</text:p>
          </table:table-cell>
        </table:table-row>
        <table:table-row table:style-name="ro2">
          <table:table-cell office:value-type="string">
            <text:p>SAP</text:p>
          </table:table-cell>
          <table:table-cell office:value-type="string">
            <text:p>All 9 INTL</text:p>
          </table:table-cell>
          <table:table-cell office:value-type="string">
            <text:p><text:span text:style-name="T1">briefcase/briefcase-content.html</text:span></text:p>
            <text:p><text:span text:style-name="T1">plays/backup-and-recovery-for-sap.html</text:span></text:p>
            <text:p><text:span text:style-name="T1">plays/continuous-availability-for-sap.html</text:span></text:p>
            <text:p><text:span text:style-name="T1">plays/high-end-performance-and-optimization-for-sap.html</text:span></text:p>
            <text:p><text:span text:style-name="T1">plays/sap-hana.html</text:span></text:p>
            <text:p><text:span text:style-name="T1">plays/sap-virtualization-and-converged-infrastructure.html</text:span></text:p>
            <text:p><text:span text:style-name="T1">download-the-app.html</text:span></text:p>
            <text:p><text:span text:style-name="T1">index.aspx</text:span></text:p>
            <text:p><text:span text:style-name="T2"/></text:p>
          </table:table-cell>
          <table:table-cell office:value-type="string">
            <text:p>Complete folder </text:p>
          </table:table-cell>
        </table:table-row>
        <table:table-row table:style-name="ro3">
          <table:table-cell/>
          <table:table-cell office:value-type="string">
            <text:p>All 10</text:p>
          </table:table-cell>
          <table:table-cell office:value-type="string">
            <text:p><text:span text:style-name="T1">briefcase/briefcase-content.html</text:span></text:p>
            <text:p><text:span text:style-name="T1">plays/sap-virtualization-and-converged-infrastructure.html</text:span>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egoe Print" svg:font-family="'Segoe Print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10/04/2014</text:date>, <text:time>11:5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4-10T11:45:51.05</meta:creation-date>
    <dc:date>2014-04-10T11:52:24.74</dc:date>
    <meta:editing-duration>PT6M34S</meta:editing-duration>
    <meta:editing-cycles>1</meta:editing-cycles>
    <meta:document-statistic meta:table-count="3" meta:cell-count="10" meta:object-count="0"/>
    <meta:generator>OpenOffice.org/3.3$Win32 OpenOffice.org_project/330m20$Build-9567</meta:generator>
  </office:meta>
</office:document-meta>
</file>